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8984" calcext:value-type="float">
            <text:p>59.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9344" calcext:value-type="float">
            <text:p>58.7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2832" calcext:value-type="float">
            <text:p>58.4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0688" calcext:value-type="float">
            <text:p>57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0752" calcext:value-type="float">
            <text:p>57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1672" calcext:value-type="float">
            <text:p>56.8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200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200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9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048" calcext:value-type="float">
            <text:p>55.2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9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9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6776" calcext:value-type="float">
            <text:p>54.9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9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3816" calcext:value-type="float">
            <text:p>54.1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1456" calcext:value-type="float">
            <text:p>54.3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8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444" calcext:value-type="float">
            <text:p>54.5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8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3416" calcext:value-type="float">
            <text:p>54.7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7528" calcext:value-type="float">
            <text:p>54.8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2016" calcext:value-type="float">
            <text:p>54.9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8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9928" calcext:value-type="float">
            <text:p>55.0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8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8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8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7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7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116" calcext:value-type="float">
            <text:p>55.0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7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6296" calcext:value-type="float">
            <text:p>54.9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7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7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6776" calcext:value-type="float">
            <text:p>54.9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7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6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2976" calcext:value-type="float">
            <text:p>55.0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7256" calcext:value-type="float">
            <text:p>55.0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0952" calcext:value-type="float">
            <text:p>54.8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6592" calcext:value-type="float">
            <text:p>54.2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6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6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301</text:p>
          </table:table-cell>
          <table:table-cell office:value-type="string" calcext:value-type="string">
            <text:p>196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4" meta:object-count="0"/>
    <meta:user-defined meta:name="AppVersion">3.0</meta:user-defined>
  </office:meta>
</office:document-meta>
</file>